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none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tially the <office:annotation><dc:creator>hudson </dc:creator><dc:date>2012-10-15T16:13:26</dc:date><text:p text:style-name="P1"><text:span text:style-name="T3">Initial_State</text:span></text:p></office:annotation>refrigerator door is closed<office:annotation><dc:creator>hudson </dc:creator><dc:date>2012-10-15T16:13:42</dc:date><text:p text:style-name="P1"><text:span text:style-name="T3">end</text:span></text:p></office:annotation>, <text:bookmark text:name="result_box"/><text:span text:style-name="T1">consequently the </text:span><text:span text:style-name="T1"><office:annotation><dc:creator>hudson </dc:creator><dc:date>2012-10-15T16:13:52</dc:date><text:p text:style-name="P1"><text:span text:style-name="T2">Specification</text:span></text:p></office:annotation></text:span><text:span text:style-name="T1">light is off</text:span><text:span text:style-name="T1"><office:annotation><dc:creator>hudson </dc:creator><dc:date>2012-10-15T16:14:01</dc:date><text:p text:style-name="P1"><text:span text:style-name="T2">end</text:span></text:p></office:annotation></text:span><text:span text:style-name="T1"> and the</text:span><text:span text:style-name="T1"><office:annotation><dc:creator>hudson </dc:creator><dc:date>2012-10-15T16:14:08</dc:date><text:p text:style-name="P1"><text:span text:style-name="T2">Specification</text:span></text:p></office:annotation></text:span><text:span text:style-name="T1"> thermostat power is minimum</text:span><text:span text:style-name="T1"><office:annotation><dc:creator>hudson </dc:creator><dc:date>2012-10-15T16:14:22</dc:date><text:p text:style-name="P1"><text:span text:style-name="T2">end</text:span></text:p></office:annotation></text:span><text:span text:style-name="T1">. When one </text:span><text:span text:style-name="T1"><office:annotation><dc:creator>hudson </dc:creator><dc:date>2012-10-15T16:25:31</dc:date><text:p text:style-name="P1"><text:span text:style-name="T2">Transition</text:span></text:p></office:annotation></text:span><text:span text:style-name="T1">opens the door</text:span><text:span text:style-name="T1"><office:annotation><dc:creator>hudson </dc:creator><dc:date>2012-10-15T16:14:36</dc:date><text:p text:style-name="P1"><text:span text:style-name="T2">End</text:span></text:p></office:annotation></text:span><text:span text:style-name="T1">, the </text:span><text:span text:style-name="T1"><office:annotation><dc:creator>hudson </dc:creator><dc:date>2012-10-15T16:14:50</dc:date><text:p text:style-name="P1"><text:span text:style-name="T2">State</text:span></text:p></office:annotation></text:span><text:span text:style-name="T1">door is opened</text:span><text:span text:style-name="T1"><office:annotation><dc:creator>hudson </dc:creator><dc:date>2012-10-15T16:14:58</dc:date><text:p text:style-name="P1"><text:span text:style-name="T2">end</text:span></text:p></office:annotation></text:span><text:span text:style-name="T1">, the </text:span><text:span text:style-name="T1"><office:annotation><dc:creator>hudson </dc:creator><dc:date>2012-10-15T16:15:05</dc:date><text:p text:style-name="P1"><text:span text:style-name="T2">Specification</text:span></text:p></office:annotation></text:span><text:span text:style-name="T1">light turns on</text:span><text:span text:style-name="T1"><office:annotation><dc:creator>hudson </dc:creator><dc:date>2012-10-15T16:15:16</dc:date><text:p text:style-name="P1"><text:span text:style-name="T2">end</text:span></text:p></office:annotation></text:span><text:span text:style-name="T1"> and the</text:span><text:span text:style-name="T1"><office:annotation><dc:creator>hudson </dc:creator><dc:date>2012-10-15T16:15:23</dc:date><text:p text:style-name="P1"><text:span text:style-name="T2">Specification</text:span></text:p></office:annotation></text:span><text:span text:style-name="T1"> thermostat power changes to maximum. When one </text:span><text:span text:style-name="T1"><office:annotation><dc:creator>hudson </dc:creator><dc:date>2012-10-15T16:24:17</dc:date><text:p text:style-name="P1"><text:span text:style-name="T2">Transition</text:span></text:p></office:annotation></text:span><text:span text:style-name="T1">closes the door</text:span><text:span text:style-name="T1"><office:annotation><dc:creator>hudson </dc:creator><dc:date>2012-10-15T16:15:45</dc:date><text:p text:style-name="P1"><text:span text:style-name="T2">end</text:span></text:p></office:annotation></text:span><text:span text:style-name="T1">, the </text:span><text:span text:style-name="T1"><office:annotation><dc:creator>hudson </dc:creator><dc:date>2012-10-15T16:15:53</dc:date><text:p text:style-name="P1"><text:span text:style-name="T2">State</text:span></text:p></office:annotation></text:span><text:span text:style-name="T1">refrigerator door is closed</text:span><text:span text:style-name="T1"><office:annotation><dc:creator>hudson </dc:creator><dc:date>2012-10-15T16:16:30</dc:date><text:p text:style-name="P1"><text:span text:style-name="T2">end</text:span></text:p></office:annotation>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dson </meta:initial-creator>
    <meta:creation-date>2012-10-15T15:29:32</meta:creation-date>
    <dc:date>2012-10-15T16:25:33</dc:date>
    <dc:creator>hudson </dc:creator>
    <meta:editing-duration>PT55M40S</meta:editing-duration>
    <meta:editing-cycles>46</meta:editing-cycles>
    <meta:generator>LibreOffice/3.5$Linux_x86 LibreOffice_project/350m1$Build-2</meta:generator>
    <meta:document-statistic meta:table-count="0" meta:image-count="0" meta:object-count="0" meta:page-count="1" meta:paragraph-count="1" meta:word-count="70" meta:character-count="295" meta:non-whitespace-character-count="248"/>
  </office:meta>
</office:document-meta>
</file>